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29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T40" style:parent-style-name="DefaultParagraphFont" style:family="text">
      <style:text-properties style:font-name-asian="Calibri" style:font-name-complex="Calibri" fo:font-weight="bold" style:font-weight-asian="bold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 fo:font-weight="bold" style:font-weight-asian="bold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T59" style:parent-style-name="DefaultParagraphFont" style:family="text">
      <style:text-properties style:font-name-asian="Calibri" style:font-name-complex="Calibri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/>
    </style:style>
    <style:style style:name="T65" style:parent-style-name="DefaultParagraphFont" style:family="text">
      <style:text-properties style:font-name-asian="Calibri" style:font-name-complex="Calibri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T68" style:parent-style-name="DefaultParagraphFont" style:family="text">
      <style:text-properties style:font-name-asian="Calibri" style:font-name-complex="Calibri"/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margin-bottom="0.1388in" fo:line-height="115%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 fo:font-style="italic" style:font-style-asian="italic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T83" style:parent-style-name="DefaultParagraphFont" style:family="text">
      <style:text-properties style:font-name-asian="Calibri" style:font-name-complex="Calibri" fo:font-style="italic" style:font-style-asian="italic"/>
    </style:style>
    <style:style style:name="P8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/>
    </style:style>
    <style:style style:name="T88" style:parent-style-name="DefaultParagraphFont" style:family="text">
      <style:text-properties style:font-name-asian="Calibri" style:font-name-complex="Calibri"/>
    </style:style>
    <style:style style:name="T89" style:parent-style-name="DefaultParagraphFont" style:family="text">
      <style:text-properties style:font-name-asian="Calibri" style:font-name-complex="Calibri"/>
    </style:style>
    <style:style style:name="T90" style:parent-style-name="DefaultParagraphFont" style:family="text">
      <style:text-properties style:font-name-asian="Calibri" style:font-name-complex="Calibri"/>
    </style:style>
    <style:style style:name="T91" style:parent-style-name="DefaultParagraphFont" style:family="text">
      <style:text-properties style:font-name-asian="Calibri" style:font-name-complex="Calibri"/>
    </style:style>
    <style:style style:name="T92" style:parent-style-name="DefaultParagraphFont" style:family="text">
      <style:text-properties style:font-name-asian="Calibri" style:font-name-complex="Calibri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7" style:parent-style-name="ListParagraph" style:list-style-name="LFO1" style:family="paragraph">
      <style:paragraph-properties fo:margin-bottom="0.1388in" fo:line-height="115%"/>
      <style:text-properties style:font-name-asian="Calibri" style:font-name-complex="Calibri"/>
    </style:style>
    <style:style style:name="P98" style:parent-style-name="ListParagraph" style:list-style-name="LFO1" style:family="paragraph">
      <style:paragraph-properties fo:margin-bottom="0.1388in" fo:line-height="115%"/>
      <style:text-properties style:font-name-asian="Calibri" style:font-name-complex="Calibri"/>
    </style:style>
    <style:style style:name="P99" style:parent-style-name="ListParagraph" style:list-style-name="LFO1" style:family="paragraph">
      <style:paragraph-properties fo:margin-bottom="0.1388in" fo:line-height="115%"/>
      <style:text-properties style:font-name-asian="Calibri" style:font-name-complex="Calibri"/>
    </style:style>
    <style:style style:name="P100" style:parent-style-name="ListParagraph" style:list-style-name="LFO1" style:family="paragraph">
      <style:paragraph-properties fo:margin-bottom="0.1388in" fo:line-height="115%"/>
      <style:text-properties style:font-name-asian="Calibri" style:font-name-complex="Calibri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/>
    </style:style>
    <style:style style:name="T107" style:parent-style-name="DefaultParagraphFont" style:family="text">
      <style:text-properties style:font-name-asian="Calibri" style:font-name-complex="Calibri"/>
    </style:style>
    <style:style style:name="T108" style:parent-style-name="DefaultParagraphFont" style:family="text">
      <style:text-properties style:font-name-asian="Calibri" style:font-name-complex="Calibri" fo:font-weight="bold" style:font-weight-asian="bold"/>
    </style:style>
    <style:style style:name="T109" style:parent-style-name="DefaultParagraphFont" style:family="text">
      <style:text-properties style:font-name-asian="Calibri" style:font-name-complex="Calibri"/>
    </style:style>
    <style:style style:name="T110" style:parent-style-name="DefaultParagraphFont" style:family="text">
      <style:text-properties style:font-name-asian="Calibri" style:font-name-complex="Calibri" fo:font-weight="bold" style:font-weight-asian="bold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/>
    </style:style>
    <style:style style:name="T116" style:parent-style-name="DefaultParagraphFont" style:family="text">
      <style:text-properties style:font-name-complex="Calibri" fo:background-color="#FFFFFF"/>
    </style:style>
    <style:style style:name="T117" style:parent-style-name="DefaultParagraphFont" style:family="text">
      <style:text-properties style:font-name-complex="Calibri" style:font-weight-complex="bold" fo:background-color="#FFFFFF"/>
    </style:style>
    <style:style style:name="T118" style:parent-style-name="DefaultParagraphFont" style:family="text">
      <style:text-properties style:font-name-complex="Calibri" fo:font-weight="bold" style:font-weight-asian="bold" style:font-weight-complex="bold" fo:background-color="#FFFFFF"/>
    </style:style>
    <style:style style:name="T119" style:parent-style-name="DefaultParagraphFont" style:family="text">
      <style:text-properties style:font-name-complex="Calibri" style:font-weight-complex="bold" fo:background-color="#FFFFFF"/>
    </style:style>
    <style:style style:name="T120" style:parent-style-name="DefaultParagraphFont" style:family="text">
      <style:text-properties style:font-name-complex="Calibri" fo:background-color="#FFFFFF"/>
    </style:style>
    <style:style style:name="T121" style:parent-style-name="DefaultParagraphFont" style:family="text">
      <style:text-properties style:font-name-complex="Calibri" fo:background-color="#FFFFFF"/>
    </style:style>
    <style:style style:name="T122" style:parent-style-name="DefaultParagraphFont" style:family="text">
      <style:text-properties style:font-name-complex="Calibri" fo:background-color="#FFFFFF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 fo:margin-bottom="0.1388in" fo:line-height="115%"/>
    </style:style>
    <style:style style:name="T125" style:parent-style-name="DefaultParagraphFont" style:family="text">
      <style:text-properties style:font-name-asian="Calibri" style:font-name-complex="Calibri"/>
    </style:style>
    <style:style style:name="P12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2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2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2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2" style:parent-style-name="Normal" style:family="paragraph">
      <style:paragraph-properties fo:margin-bottom="0.1388in" fo:line-height="115%"/>
    </style:style>
    <style:style style:name="T133" style:parent-style-name="DefaultParagraphFont" style:family="text">
      <style:text-properties style:font-name-asian="Calibri" style:font-name-complex="Calibri"/>
    </style:style>
    <style:style style:name="T134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 1: What is 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</text:span><text:span text:style-name="T14">e to web pages, JavaScript gives web pages interactive elements that engage a user.</text:span></text:p>
      <text:p text:style-name="P15"><text:span text:style-name="T16">Q 2 : Print sum of 2 numbers using console.log().</text:span></text:p>
      <text:p text:style-name="P17">Ans:</text:p>
      <text:p text:style-name="P18">const n1=2;</text:p>
      <text:p text:style-name="P19">const n2=5;</text:p>
      <text:p text:style-name="P20">//add<text:s/>two numbers</text:p>
      <text:p text:style-name="P21">const sum=n1+n2;</text:p>
      <text:p text:style-name="P22">//display the sum</text:p>
      <text:p text:style-name="P23">console.log(‘<text:s/>The<text:s/>sum<text:s/>of<text:s/>’<text:s/>+ n1 + ‘ and ’ + n2 + ‘ is ’<text:s/>+sum);</text:p>
      <text:p text:style-name="P24"><text:span text:style-name="T25">Q 4<text:s/></text:span><text:span text:style-name="T26">: How many ways are there to declare variable in JavaScript ?</text:span></text:p>
      <text:p text:style-name="Normal"><text:span text:style-name="T27">Ans :<text:s/></text:span><text:span text:style-name="T28">There are three ways to declare a variable in JavaScript. 1) By using 'var' keyword, 2) By using 'let' keyword, 3) By using 'const' keyword.</text:span></text:p>
      <text:p text:style-name="P29"/>
      <text:p text:style-name="P30"><text:span text:style-name="T31">Q 5: Declare a variable in javaScript using le</text:span><text:span text:style-name="T32">t.</text:span></text:p>
      <text:p text:style-name="P33"><text:span text:style-name="T34">Ans: let var_name = 36;</text:span></text:p>
      <text:p text:style-name="P35"><text:span text:style-name="T36">Q 6 : How to add <text:s/>single comment in JavaScript ?</text:span></text:p>
      <text:p text:style-name="P37"><text:span text:style-name="T38">Ans:<text:s/></text:span><text:span text:style-name="T39">Single line comments start with<text:s/></text:span><text:span text:style-name="T40">//</text:span><text:span text:style-name="T41"><text:s/>. Any text between<text:s/></text:span><text:span text:style-name="T42">//</text:span><text:span text:style-name="T43"><text:s/>and end of line will be considered as comment and will be ignored by the javascript interpreter.</text:span></text:p>
      <text:p text:style-name="P44"><text:span text:style-name="T45">Q 7: How to create an Array of integers in JavaScript ?</text:span></text:p>
      <text:p text:style-name="P46"><text:span text:style-name="T47">Ans: var/const a=[1,2,3,4,5];</text:span></text:p>
      <text:p text:style-name="P48"/>
      <text:p text:style-name="P49"/>
      <text:soft-page-break/>
      <text:p text:style-name="P50"><text:span text:style-name="T51">Q 8: How many data types are there in JavaScript ?</text:span></text:p>
      <text:p text:style-name="P52"><text:span text:style-name="T53">Ans: In<text:s/></text:span><text:span text:style-name="T54">Javascript, there are five basic, or primitive, types of data. The five most basic types of data are strings, numbers, booleans, undefined, and null.</text:span></text:p>
      <text:p text:style-name="P55"><text:span text:style-name="T56">Q 9: Why are loops used for in any programming <text:s/>language ?</text:span></text:p>
      <text:p text:style-name="P57"><text:span text:style-name="T58">Ans:<text:s/></text:span><text:span text:style-name="T59"><text:s/>Loops are the fundamental construct for any programming language. Loops allow programmers tp shorten what could be hundred of lines of code to just a few</text:span><text:span text:style-name="T60"><text:s/>and hence it also becomes easier to debug the code.</text:span></text:p>
      <text:p text:style-name="P61"><text:span text:style-name="T62">Q 10: Name different types of Loops in JavaScript ?</text:span></text:p>
      <text:p text:style-name="P63"><text:span text:style-name="T64">Ans: for loop</text:span><text:span text:style-name="T65"><text:line-break/></text:span><text:span text:style-name="T66">for/in</text:span><text:span text:style-name="T67"><text:line-break/></text:span><text:span text:style-name="T68">f</text:span><text:span text:style-name="T69">or/of</text:span><text:span text:style-name="T70"><text:line-break/></text:span><text:span text:style-name="T71">while</text:span><text:span text:style-name="T72"><text:line-break/></text:span><text:span text:style-name="T73">do/while</text:span></text:p>
      <text:p text:style-name="P74"><text:span text:style-name="T75">Q 11: How to declare for loop in JavaScript ?</text:span></text:p>
      <text:p text:style-name="P76"><text:span text:style-name="T77">Ans:<text:s/></text:span><text:span text:style-name="T78">for(<text:s/></text:span><text:span text:style-name="T79">statement 1; statement 2; statement 3</text:span><text:span text:style-name="T80">) {</text:span></text:p>
      <text:p text:style-name="P81"><text:span text:style-name="T82"><text:s text:c="3"/>//<text:s/></text:span><text:span text:style-name="T83">code block to be executed</text:span></text:p>
      <text:p text:style-name="P84">}</text:p>
      <text:p text:style-name="P85">Example:</text:p>
      <text:p text:style-name="P86"><text:span text:style-name="T87">for (let i = 0; i &lt; 10</text:span><text:span text:style-name="T88">; i++) {</text:span><text:span text:style-name="T89"><text:line-break/></text:span><text:span text:style-name="T90">  text += "The value</text:span><text:span text:style-name="T91"><text:s/>is " + i + "&lt;br&gt;";</text:span><text:span text:style-name="T92"><text:line-break/></text:span><text:span text:style-name="T93">}</text:span></text:p>
      <text:p text:style-name="P94"><text:span text:style-name="T95">Q 12: How many ways can you print output in JavaScript?</text:span></text:p>
      <text:p text:style-name="P96">Ans: There are 4 ways to display the output in<text:s/>JavaScript:</text:p>
      <text:list text:style-name="LFO1" text:continue-numbering="true">
        <text:list-item>
          <text:p text:style-name="P97">Displaying the output in HTML elements , using innerHTML attribute</text:p>
        </text:list-item>
        <text:list-item>
          <text:p text:style-name="P98">Displaying the output using document.write()</text:p>
        </text:list-item>
        <text:list-item>
          <text:p text:style-name="P99">Displaying the output through console.log()</text:p>
        </text:list-item>
        <text:list-item>
          <text:p text:style-name="P100">Displaying the output through alert box</text:p>
        </text:list-item>
      </text:list>
      <text:p text:style-name="P101"><text:span text:style-name="T102"><text:s/></text:span></text:p>
      <text:p text:style-name="P103"><text:span text:style-name="T104">Q 13 : How to add Multi-Line Comments in JavaScript ?</text:span></text:p>
      <text:p text:style-name="P105"><text:span text:style-name="T106">Ans:<text:s/></text:span><text:span text:style-name="T107">Multi-line comments start with<text:s/></text:span><text:span text:style-name="T108">/*</text:span><text:span text:style-name="T109"><text:s/>and end with<text:s/></text:span><text:span text:style-name="T110">*/</text:span><text:span text:style-name="T111">. Text between /* and */ <text:s/>will be ignored by the interpreter.</text:span></text:p>
      <text:p text:style-name="P112"><text:span text:style-name="T113">Q 14: <text:s/>How to select an element from HTML by ID using JavaScript ? <text:s/></text:span></text:p>
      <text:p text:style-name="P114"><text:span text:style-name="T115">Ans :<text:s/></text:span><text:span text:style-name="T116">We can grab an element by ID with </text:span><text:span text:style-name="T117">the</text:span><text:span text:style-name="T118"><text:s/>getElementById() method<text:s/></text:span><text:span text:style-name="T119">of the</text:span><text:span text:style-name="T120"> document object. In<text:s/></text:span><text:span text:style-name="T121"><text:s text:c="5"/></text:span><text:soft-page-break/><text:span text:style-name="T122">order to be accessed by ID, the HTML element must have an id attribute</text:span><text:span text:style-name="T123">.</text:span></text:p>
      <text:p text:style-name="P124"><text:span text:style-name="T125">Q 15: <text:s/>Write down JavaScript comparison operators ?</text:span></text:p>
      <text:p text:style-name="P126">Ans :</text:p>
      <text:p text:style-name="P127"><text:s/>&lt;<text:tab/>less than</text:p>
      <text:p text:style-name="P128">&gt;<text:tab/>greater than</text:p>
      <text:p text:style-name="P129">&lt;=<text:tab/>less than or equal to</text:p>
      <text:p text:style-name="P130">&gt;=<text:tab/>greater than or equal to</text:p>
      <text:p text:style-name="P131">==<text:tab/>equal to</text:p>
      <text:p text:style-name="P132"><text:span text:style-name="T133">!=</text:span><text:span text:style-name="T134"><text:tab/>not equal 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Windows User</dc:creator>
    <meta:creation-date>2021-10-04T12:58:00Z</meta:creation-date>
    <dc:date>2021-10-07T08:16:00Z</dc:date>
    <meta:template xlink:href="Normal" xlink:type="simple"/>
    <meta:editing-cycles>9</meta:editing-cycles>
    <meta:editing-duration>PT8640S</meta:editing-duration>
    <meta:document-statistic meta:page-count="3" meta:paragraph-count="5" meta:word-count="444" meta:character-count="2975" meta:row-count="21" meta:non-whitespace-character-count="2536"/>
  </office:meta>
</office:document-meta>
</file>